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lassroom.google.com/u/0/c/MTU2NjUzMDg4MjM4/a/MjEyMjU3OTg2NzQx/details" text:style-name="Internet_20_link" text:visited-style-name="Visited_20_Internet_20_Link">https://classroom.google.com/u/0/c/MTU2NjUzMDg4MjM4/a/MjEyMjU3OTg2NzQx/details</text:a></text:p>
      <text:p text:style-name="Standard"/>
      <text:p text:style-name="Standard"><text:a xlink:type="simple" xlink:href="https://www.youtube.com/watch?v=BGU0JXRpoCM" text:style-name="Internet_20_link" text:visited-style-name="Visited_20_Internet_20_Link">https://www.youtube.com/watch?v=BGU0JXRpoCM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9:53:04.565471756</meta:creation-date>
    <dc:date>2021-03-12T20:05:21.512829096</dc:date>
    <meta:editing-duration>PT2M6S</meta:editing-duration>
    <meta:editing-cycles>1</meta:editing-cycles>
    <meta:document-statistic meta:table-count="0" meta:image-count="0" meta:object-count="0" meta:page-count="1" meta:paragraph-count="2" meta:word-count="2" meta:character-count="121" meta:non-whitespace-character-count="121"/>
    <meta:generator>LibreOffice/7.0.3.1$Linux_X86_64 LibreOffice_project/00$Build-1</meta:generator>
  </office:meta>
</office:document-meta>
</file>